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be070" officeooo:paragraph-rsid="001be070"/>
    </style:style>
    <style:style style:name="P2" style:family="paragraph" style:parent-style-name="Standard" style:list-style-name="L1">
      <style:paragraph-properties fo:text-align="start" style:justify-single-word="false"/>
      <style:text-properties officeooo:rsid="001be070" officeooo:paragraph-rsid="001be070"/>
    </style:style>
    <style:style style:name="P3" style:family="paragraph" style:parent-style-name="Standard" style:list-style-name="L1">
      <style:paragraph-properties fo:text-align="start" style:justify-single-word="false"/>
      <style:text-properties officeooo:rsid="001db47d" officeooo:paragraph-rsid="001db47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racteristicas de una tabla de analisis SLR(1)</text:p>
      <text:p text:style-name="P1"/>
      <text:list xml:id="list1013910730145927539" text:style-name="L1">
        <text:list-item>
          <text:p text:style-name="P2">Trabaja de manera eficiente haciendo un solo analisis de abajo hacia arriba y de izquierda a derecha sobre el input sin hacer backtracking </text:p>
        </text:list-item>
        <text:list-item>
          <text:p text:style-name="P2">Las tablas son mas pequeñas que LR(1) y LALR ya que utiliza el numero de estados de automata. </text:p>
        </text:list-item>
        <text:list-item>
          <text:p text:style-name="P2">Fueron creadas en 1969 cuando las memorias eran de solo 16kB. En ese entonces las tablas eran demasiado grandes ara esa cantidad de memoria y se tuvieron que crear tablas mas pequeñas y simples.</text:p>
        </text:list-item>
        <text:list-item>
          <text:p text:style-name="P2">Para poder utilizar los algoritmos SLR(1) necesitamos un generador de tablas ya que, en caso de que sea necesario, para hacer las tablas manualmente necesitamos un conocimiento profundo de algoritmos de construccion y aun conociendo muucho sobre algoritmos de construccion se pueden cometer muchos errores.</text:p>
        </text:list-item>
        <text:list-item>
          <text:p text:style-name="P3">El analizador y las tablas SLR pueden ser utilizados para casi tosas las gramaticas. Las gramaticas que son hechas para los analizadores SLR son llamadas gramaticas SLR.</text:p>
        </text:list-item>
        <text:list-item>
          <text:p text:style-name="P3">Utiliza las acciones comunes de la mayoria de las tablas de analisis</text:p>
          <text:list>
            <text:list-item>
              <text:p text:style-name="P3">Desplazamiento</text:p>
            </text:list-item>
            <text:list-item>
              <text:p text:style-name="P3">Reduccion</text:p>
            </text:list-item>
            <text:list-item>
              <text:p text:style-name="P3">Aceptar</text:p>
            </text:list-item>
            <text:list-item>
              <text:p text:style-name="P3">Nad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5T20:34:56.220574429</meta:creation-date>
    <dc:date>2016-07-25T20:50:16.996738517</dc:date>
    <meta:editing-duration>PT4M20S</meta:editing-duration>
    <meta:editing-cycles>1</meta:editing-cycles>
    <meta:document-statistic meta:table-count="0" meta:image-count="0" meta:object-count="0" meta:page-count="1" meta:paragraph-count="11" meta:word-count="180" meta:character-count="1061" meta:non-whitespace-character-count="900"/>
    <meta:generator>LibreOffice/5.1.4.2$Linux_X86_64 LibreOffice_project/10m0$Build-2</meta:generator>
  </office:meta>
</office:document-meta>
</file>